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785a3" officeooo:paragraph-rsid="00147302"/>
    </style:style>
    <style:style style:name="P2" style:family="paragraph" style:parent-style-name="Arabic">
      <style:text-properties officeooo:rsid="00191819" officeooo:paragraph-rsid="00147302"/>
    </style:style>
    <style:style style:name="P3" style:family="paragraph" style:parent-style-name="Arabic">
      <style:text-properties officeooo:paragraph-rsid="00147302"/>
    </style:style>
    <style:style style:name="P4" style:family="paragraph" style:parent-style-name="Arabic">
      <style:text-properties officeooo:rsid="00147302" officeooo:paragraph-rsid="00147302"/>
    </style:style>
    <style:style style:name="T1" style:family="text">
      <style:text-properties officeooo:rsid="0018c154"/>
    </style:style>
    <style:style style:name="T2" style:family="text">
      <style:text-properties officeooo:rsid="00191819"/>
    </style:style>
    <style:style style:name="T3" style:family="text">
      <style:text-properties officeooo:rsid="00192e7c"/>
    </style:style>
    <style:style style:name="T4" style:family="text">
      <style:text-properties officeooo:rsid="00147302"/>
    </style:style>
    <style:style style:name="T5" style:family="text">
      <style:text-properties officeooo:rsid="0014b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rabic"><text:span text:style-name="T4">1</text:span></text:p>
      <text:p text:style-name="P3">پُلِكَنِ نْدُزَنْڠُ</text:p>
      <text:p text:style-name="P3">كهٖنْدَ مَتٖمْبٖزِ يَنْڠُ</text:p>
      <text:p text:style-name="P3">نِوَپٖ خَبَرِ زَنْڠُ</text:p>
      <text:p text:style-name="P3">قِصَ چَلٗنِجِرِيَ</text:p>
      <text:p text:style-name="P4"/>
      <text:p text:style-name="P4"><text:span text:style-name="T5">2</text:span>2</text:p>
      <text:p text:style-name="P3">نِلِ نٖنْدَءٗ نْدِيَنِ</text:p>
      <text:p text:style-name="P3">كْوَلِ نَ مْٹُ چُمْبَنِ</text:p>
      <text:p text:style-name="P3">مٗيٗ أُكَمْتَمَنِ</text:p>
      <text:p text:style-name="P3">كْوَ حَلَالِ كُرِضِيَ </text:p>
      <text:p text:style-name="P1"/>
      <text:p text:style-name="P4"><text:span text:style-name="T5">33</text:span>3</text:p>
      <text:p text:style-name="P3">نَ مَهَرِيٖ يُوَنِ</text:p>
      <text:p text:style-name="P3">نَلٗمْپَ زَيْدَنِ</text:p>
      <text:p text:style-name="P3">نَلِنَ پٖٹٖ چَنْدَنِ</text:p>
      <text:p text:style-name="P3"><text:span text:style-name="T1">كَ</text:span>وَهِ كُمْڤَلِيَ</text:p>
      <text:p text:style-name="P3"><text:soft-page-break/></text:p>
      <text:p text:style-name="P4">4<text:span text:style-name="T5">4</text:span></text:p>
      <text:p text:style-name="P3">عَل<text:span text:style-name="T2">ِ</text:span>ى كُتٗكَ كْوَكٖ</text:p>
      <text:p text:style-name="P3">أُنَ رُبَ مٗيٗ وَكٖ</text:p>
      <text:p text:style-name="P3">أَكٖنْدَ كْوَ مْكٖ وَكٖ</text:p>
      <text:p text:style-name="P3">مْكٗنٗ هُمْفُمْبِيَ</text:p>
      <text:p text:style-name="P2"/>
      <text:p text:style-name="P4">5<text:span text:style-name="T5">55</text:span></text:p>
      <text:p text:style-name="P3">مْوَنَ بِنْتِ رَسُوْلِ</text:p>
      <text:p text:style-name="P3">يَلِ هَيَتَأَمَلِ</text:p>
      <text:p text:style-name="P3">كَنٖنْدَ مْوٖنْيٖ عَقِلِ</text:p>
      <text:p text:style-name="P3">خَبَرِ أ<text:span text:style-name="T3">َ</text:span>كَمْوَمْبِيَ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27:07.110694082</meta:creation-date>
    <meta:editing-duration>P3DT56M16S</meta:editing-duration>
    <meta:editing-cycles>5</meta:editing-cycles>
    <meta:generator>LibreOffice/4.2.6.3$Linux_X86_64 LibreOffice_project/420m0$Build-3</meta:generator>
    <dc:title>andika</dc:title>
    <dc:date>2014-09-20T15:25:57.398476096</dc:date>
    <meta:document-statistic meta:table-count="0" meta:image-count="0" meta:object-count="0" meta:page-count="2" meta:paragraph-count="25" meta:word-count="60" meta:character-count="231" meta:non-whitespace-character-count="195"/>
    <meta:template xlink:type="simple" xlink:actuate="onRequest" xlink:title="andika" xlink:href="../../../../libreoffice/andika.ott" meta:date="2014-09-17T14:27:06.955663246"/>
  </office:meta>
</office:document-meta>
</file>